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Fira Code" svg:font-family="'Fira Code', 'Droid Sans Mono', monospace, monospace, 'Droid Sans Fallback'"/>
    <style:font-face style:name="Inter" svg:font-family="Inter, X-LocaleSpecific, sans-serif"/>
    <style:font-face style:name="Lohit Devanagari1" svg:font-family="'Lohit Devanagari'"/>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1.531cm"/>
    </style:style>
    <style:style style:name="P1" style:family="paragraph" style:parent-style-name="Standard">
      <style:paragraph-properties fo:line-height="100%"/>
      <style:text-properties style:font-name="Liberation Serif" fo:font-size="10pt" officeooo:rsid="001dcc0e" officeooo:paragraph-rsid="001dcc0e" style:font-size-asian="10pt" style:font-size-complex="10pt"/>
    </style:style>
    <style:style style:name="P2" style:family="paragraph" style:parent-style-name="Standard">
      <style:paragraph-properties fo:line-height="100%"/>
      <style:text-properties style:font-name="Liberation Serif" fo:font-size="10pt" officeooo:paragraph-rsid="001dcc0e" style:font-size-asian="10pt" style:font-size-complex="10pt"/>
    </style:style>
    <style:style style:name="P3" style:family="paragraph" style:parent-style-name="Standard" style:list-style-name="L13">
      <style:paragraph-properties fo:line-height="100%"/>
      <style:text-properties style:font-name="Liberation Serif" fo:font-size="10pt" officeooo:rsid="001ee93d" officeooo:paragraph-rsid="001ee93d" style:font-size-asian="10pt" style:font-size-complex="10pt"/>
    </style:style>
    <style:style style:name="P4" style:family="paragraph" style:parent-style-name="Standard">
      <style:paragraph-properties fo:line-height="100%"/>
      <style:text-properties officeooo:paragraph-rsid="001dcc0e"/>
    </style:style>
    <style:style style:name="P5" style:family="paragraph" style:parent-style-name="Standard" style:list-style-name="L13">
      <style:paragraph-properties fo:line-height="100%"/>
      <style:text-properties fo:font-variant="normal" fo:text-transform="none" fo:color="#42425a" style:font-name="Inter" fo:font-size="12pt" fo:letter-spacing="normal" fo:font-style="normal" fo:font-weight="normal" officeooo:rsid="001ee93d" officeooo:paragraph-rsid="001ee93d" style:font-size-asian="10pt" style:font-size-complex="10pt"/>
    </style:style>
    <style:style style:name="P6" style:family="paragraph" style:parent-style-name="Standard" style:list-style-name="L13">
      <style:paragraph-properties fo:line-height="100%"/>
      <style:text-properties fo:font-variant="normal" fo:text-transform="none" fo:color="#000000" style:font-name="Liberation Serif" fo:font-size="10pt" fo:letter-spacing="normal" fo:font-style="normal" fo:font-weight="normal" officeooo:rsid="001ee93d" officeooo:paragraph-rsid="001ee93d" style:font-size-asian="10pt" style:font-size-complex="10pt"/>
    </style:style>
    <style:style style:name="P7" style:family="paragraph" style:parent-style-name="Standard">
      <style:paragraph-properties fo:line-height="100%"/>
      <style:text-properties fo:font-variant="normal" fo:text-transform="none" fo:color="#000000" style:font-name="Liberation Serif" fo:font-size="10pt" fo:letter-spacing="normal" fo:font-style="normal" fo:font-weight="normal" officeooo:rsid="001ee93d" officeooo:paragraph-rsid="001ee93d" style:font-size-asian="10pt" style:font-size-complex="10pt"/>
    </style:style>
    <style:style style:name="P8" style:family="paragraph" style:parent-style-name="Standard">
      <style:paragraph-properties fo:line-height="100%"/>
      <style:text-properties fo:font-variant="normal" fo:text-transform="none" fo:color="#000000" style:font-name="Liberation Serif" fo:font-size="10pt" fo:letter-spacing="normal" fo:font-style="normal" fo:font-weight="normal" officeooo:rsid="0020ed48" officeooo:paragraph-rsid="0020ed48" style:font-size-asian="10pt" style:font-size-complex="10pt"/>
    </style:style>
    <style:style style:name="P9" style:family="paragraph" style:parent-style-name="Table_20_Contents">
      <style:paragraph-properties fo:line-height="100%"/>
      <style:text-properties style:font-name="Liberation Serif" fo:font-size="10pt" officeooo:rsid="001dcc0e" officeooo:paragraph-rsid="001dcc0e" style:font-size-asian="10pt" style:font-size-complex="10pt"/>
    </style:style>
    <style:style style:name="P10" style:family="paragraph" style:parent-style-name="Table_20_Contents">
      <style:paragraph-properties fo:line-height="100%"/>
      <style:text-properties style:font-name="Liberation Serif" fo:font-size="10pt" style:font-size-asian="10pt" style:font-size-complex="10pt"/>
    </style:style>
    <style:style style:name="P11" style:family="paragraph" style:parent-style-name="Text_20_body">
      <style:paragraph-properties fo:line-height="100%"/>
      <style:text-properties fo:font-variant="normal" fo:text-transform="none" fo:color="#000000" style:text-line-through-style="none" style:text-line-through-type="none" style:font-name="Arial" fo:font-size="10pt" fo:letter-spacing="normal" fo:font-style="normal" style:text-underline-style="none" fo:font-weight="normal" officeooo:rsid="001ee93d" officeooo:paragraph-rsid="001ee93d" style:text-blinking="false" fo:background-color="transparent" style:font-size-asian="10pt" style:font-size-complex="10pt"/>
    </style:style>
    <style:style style:name="P12" style:family="paragraph" style:parent-style-name="Text_20_body">
      <style:paragraph-properties fo:line-height="100%"/>
      <style:text-properties style:font-name="Liberation Serif" fo:font-size="10pt" officeooo:rsid="001dcc0e" officeooo:paragraph-rsid="001dcc0e" style:font-size-asian="10pt" style:font-size-complex="10pt"/>
    </style:style>
    <style:style style:name="P13"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4"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92929" style:font-name="Liberation Serif" fo:font-size="10pt" fo:letter-spacing="normal" style:font-size-asian="10pt" style:font-size-complex="10pt"/>
    </style:style>
    <style:style style:name="P15" style:family="paragraph" style:parent-style-name="Text_20_body" style:list-style-name="L1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92929" style:font-name="Liberation Serif" fo:font-size="10pt" fo:letter-spacing="normal" style:font-size-asian="10pt" style:font-size-complex="10pt"/>
    </style:style>
    <style:style style:name="P16" style:family="paragraph" style:parent-style-name="Text_20_body" style:list-style-name="L6">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92929" style:font-name="Liberation Serif" fo:font-size="10pt" fo:letter-spacing="normal" fo:font-style="normal" fo:font-weight="normal" style:font-size-asian="10pt" style:font-size-complex="10pt"/>
    </style:style>
    <style:style style:name="P17" style:family="paragraph" style:parent-style-name="Text_20_body" style:list-style-name="L11">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92929" style:font-name="Liberation Serif" fo:font-size="10pt" fo:letter-spacing="normal" fo:font-style="normal" fo:font-weight="normal" style:font-size-asian="10pt" style:font-size-complex="10pt"/>
    </style:style>
    <style:style style:name="P18"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92929" style:font-name="Liberation Serif" fo:font-size="10pt" fo:letter-spacing="normal" fo:font-style="normal" fo:font-weight="normal" style:font-size-asian="10pt" style:font-size-complex="10pt"/>
    </style:style>
    <style:style style:name="P19" style:family="paragraph" style:parent-style-name="Text_20_body" style:list-style-name="L8">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92929" style:font-name="Liberation Serif" fo:font-size="10pt" fo:letter-spacing="normal" fo:font-style="normal" fo:font-weight="normal" style:font-size-asian="10pt" style:font-size-complex="10pt"/>
    </style:style>
    <style:style style:name="P20"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92929" style:font-name="Liberation Serif" fo:font-size="10pt" fo:letter-spacing="normal" fo:font-style="normal" fo:font-weight="normal" style:font-size-asian="10pt" style:font-size-complex="10pt"/>
    </style:style>
    <style:style style:name="P21"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text-properties style:font-name="Liberation Serif" fo:font-size="10pt" style:font-size-asian="10pt" style:font-size-complex="10pt"/>
    </style:style>
    <style:style style:name="P22" style:family="paragraph" style:parent-style-name="Text_20_body" style:list-style-name="L5">
      <style:paragraph-properties fo:margin-left="0cm" fo:margin-right="0cm" fo:margin-top="0cm" fo:margin-bottom="0cm" loext:contextual-spacing="false" fo:line-height="100%" fo:orphans="2" fo:widows="2" fo:text-indent="0cm" style:auto-text-indent="false" fo:padding="0cm" fo:border="none"/>
      <style:text-properties style:font-name="Liberation Serif" fo:font-size="10pt" style:font-size-asian="10pt" style:font-size-complex="10pt"/>
    </style:style>
    <style:style style:name="T1" style:family="text">
      <style:text-properties officeooo:rsid="001dcc0e"/>
    </style:style>
    <style:style style:name="T2" style:family="text">
      <style:text-properties fo:font-style="normal" fo:font-weight="normal"/>
    </style:style>
    <style:style style:name="T3" style:family="text">
      <style:text-properties fo:color="#000000" style:font-name="Liberation Serif" fo:font-size="10pt"/>
    </style:style>
    <style:style style:name="T4" style:family="text">
      <style:text-properties fo:color="#000000" style:font-name="Liberation Serif" fo:font-size="10pt" style:text-underline-style="solid" style:text-underline-width="auto" style:text-underline-color="font-color"/>
    </style:style>
    <style:style style:name="T5" style:family="text">
      <style:text-properties fo:color="#000000" style:font-name="Liberation Serif" fo:font-size="10pt" officeooo:rsid="001f9d0b"/>
    </style:style>
    <style:style style:name="T6" style:family="text">
      <style:text-properties fo:color="#000000" style:font-name="Liberation Serif" fo:font-size="10pt" style:text-underline-style="none"/>
    </style:style>
    <style:style style:name="T7" style:family="text">
      <style:text-properties fo:color="#000000" style:font-name="Liberation Serif" fo:font-size="10pt" style:text-underline-style="none" officeooo:rsid="001f9d0b"/>
    </style:style>
    <style:style style:name="T8" style:family="text">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loext:char-shading-value="0" style:font-size-asian="10pt" style:font-size-complex="10pt"/>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1155cc" style:text-line-through-style="none" style:text-line-through-type="none" style:font-name="Liberation Serif"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11" style:family="text">
      <style:text-properties fo:font-variant="normal" fo:text-transform="none" fo:color="#292929" fo:letter-spacing="normal"/>
    </style:style>
    <style:style style:name="T12" style:family="text">
      <style:text-properties fo:font-variant="normal" fo:text-transform="none" fo:color="#292929" fo:letter-spacing="normal" fo:font-style="normal" fo:font-weight="normal"/>
    </style:style>
    <style:style style:name="T13" style:family="text">
      <style:text-properties style:font-name="Liberation Serif"/>
    </style:style>
    <style:style style:name="T14" style:family="text">
      <style:text-properties style:font-name="Liberation Serif" fo:font-size="10pt"/>
    </style:style>
    <style:style style:name="T15" style:family="text">
      <style:text-properties style:font-name="Liberation Serif" fo:font-size="10pt" officeooo:rsid="001dcc0e" style:font-size-asian="10pt" style:font-size-complex="10pt"/>
    </style:style>
    <style:style style:name="T16" style:family="text">
      <style:text-properties style:font-name="Liberation Serif" fo:font-size="10pt" style:text-underline-style="solid" style:text-underline-width="auto" style:text-underline-color="font-color"/>
    </style:style>
    <style:style style:name="T17" style:family="text">
      <style:text-properties fo:color="#0060df" style:text-underline-style="solid" style:text-underline-width="auto" style:text-underline-color="font-color"/>
    </style:style>
    <style:style style:name="T18" style:family="text">
      <style:text-properties fo:color="#0060df" style:font-name="Liberation Serif" style:text-underline-style="solid" style:text-underline-width="auto" style:text-underline-color="font-color"/>
    </style:style>
    <style:style style:name="T19" style:family="text">
      <style:text-properties fo:color="#0060df" style:font-name="Liberation Serif" fo:font-size="10pt" style:text-underline-style="solid" style:text-underline-width="auto" style:text-underline-color="font-color"/>
    </style:style>
    <style:style style:name="T20" style:family="text">
      <style:text-properties officeooo:rsid="0020ed48"/>
    </style:style>
    <style:style style:name="T21" style:family="text">
      <style:text-properties fo:color="#ffcb6b" style:font-name="Fira Code" fo:font-size="10.5pt" fo:background-color="#1a2a32"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text:span><text:bookmark text:name="docs-internal-guid-6b36afee-7fff-3a19-6b04-2b102e0567f5"/><text:span text:style-name="T9">List 5 difference between Browser JS(console) v Nodejs</text:span></text:p>
      <text:p text:style-name="P1"><text:tab/></text:p>
      <table:table table:name="Table1" table:style-name="Table1">
        <table:table-column table:style-name="Table1.A" table:number-columns-repeated="2"/>
        <table:table-row table:style-name="TableLine94781333909344">
          <table:table-cell table:style-name="Table1.A1" office:value-type="string">
            <text:p text:style-name="P9">JS(Console)</text:p>
          </table:table-cell>
          <table:table-cell table:style-name="Table1.B1" office:value-type="string">
            <text:p text:style-name="P10"/>
          </table:table-cell>
        </table:table-row>
        <table:table-row table:style-name="TableLine94781333909344">
          <table:table-cell table:style-name="Table1.A2" office:value-type="string">
            <text:p text:style-name="P12"><text:bookmark text:name="1b5d"/><text:span text:style-name="T11">“</text:span><text:span text:style-name="T12">window” is a predefined global object which has functions and attributes, that have to deal with window that has been drawn.</text:span></text:p>
          </table:table-cell>
          <table:table-cell table:style-name="Table1.B2" office:value-type="string">
            <text:list xml:id="list686615251" text:style-name="L8">
              <text:list-header>
                <text:p text:style-name="P19"><text:bookmark text:name="ec06"/>Node doesn’t have a predefined “window” object cause it doesn’t have a window to draw anything.</text:p>
              </text:list-header>
            </text:list>
            <text:p text:style-name="P10"/>
          </table:table-cell>
        </table:table-row>
        <table:table-row table:style-name="Table1.3">
          <table:table-cell table:style-name="Table1.A2" office:value-type="string">
            <text:list xml:id="list957266322" text:style-name="L4">
              <text:list-header>
                <text:p text:style-name="P21"><text:bookmark text:name="6ad8"/><text:span text:style-name="T11">“</text:span><text:span text:style-name="T12">location” is another predefined object in browsers, that has all the information about the url we have loaded.</text:span></text:p>
              </text:list-header>
            </text:list>
          </table:table-cell>
          <table:table-cell table:style-name="Table1.B2" office:value-type="string">
            <text:list xml:id="list4722642" text:style-name="L9">
              <text:list-header>
                <text:p text:style-name="P14"><text:bookmark text:name="704e"/>“<text:span text:style-name="T2">location” object is related to a particular url; that means it is for page specific. So, node doesn’t require that.</text:span></text:p>
              </text:list-header>
            </text:list>
            <text:p text:style-name="P10"/>
          </table:table-cell>
        </table:table-row>
        <table:table-row table:style-name="TableLine94781333909344">
          <table:table-cell table:style-name="Table1.A2" office:value-type="string">
            <text:list xml:id="list3141851715" text:style-name="L5">
              <text:list-header>
                <text:p text:style-name="P22"><text:bookmark text:name="9ece"/><text:span text:style-name="T11">“</text:span><text:span text:style-name="T12">document”, which is also another predefined global variable in browsers, has the html which is rendered.</text:span></text:p>
              </text:list-header>
            </text:list>
          </table:table-cell>
          <table:table-cell table:style-name="Table1.B2" office:value-type="string">
            <text:list xml:id="list747707413" text:style-name="L10">
              <text:list-header>
                <text:p text:style-name="P18"><text:bookmark text:name="6075"/>Ofcourse Node doesn’t have “document” object also, cause it never have to render anything in a page.</text:p>
              </text:list-header>
            </text:list>
            <text:p text:style-name="P10"/>
          </table:table-cell>
        </table:table-row>
        <table:table-row table:style-name="TableLine94781333909344">
          <table:table-cell table:style-name="Table1.A2" office:value-type="string">
            <text:list xml:id="list2185778824" text:style-name="L6">
              <text:list-header>
                <text:p text:style-name="P16"><text:bookmark text:name="59be"/>Browsers may have an object named “global”, but it will be the exact one as “window”.</text:p>
              </text:list-header>
            </text:list>
            <text:p text:style-name="P10"/>
          </table:table-cell>
          <table:table-cell table:style-name="Table1.B2" office:value-type="string">
            <text:list xml:id="list2072023766" text:style-name="L11">
              <text:list-header>
                <text:p text:style-name="P17"><text:bookmark text:name="dd35"/>Node has “global”, which is a predefined global object. It contains several functions that are not available in browsers, cause they are needed for server side works only.</text:p>
              </text:list-header>
            </text:list>
            <text:p text:style-name="P10"/>
          </table:table-cell>
        </table:table-row>
        <table:table-row table:style-name="TableLine94781333909344">
          <table:table-cell table:style-name="Table1.A2" office:value-type="string">
            <text:list xml:id="list2220534360" text:style-name="L7">
              <text:list-header>
                <text:p text:style-name="P20"><text:bookmark text:name="373c"/>Browsers don’t have “require” predefined. You may include it in your app for asynchronous file loading.</text:p>
              </text:list-header>
            </text:list>
            <text:p text:style-name="P10"/>
          </table:table-cell>
          <table:table-cell table:style-name="Table1.B2" office:value-type="string">
            <text:list xml:id="list2242189198" text:style-name="L12">
              <text:list-header>
                <text:p text:style-name="P15"><text:bookmark text:name="78ee"/>“<text:span text:style-name="T2">require” object is predefined in Node which is used to include modules in the app.</text:span></text:p>
              </text:list-header>
            </text:list>
            <text:p text:style-name="P10"/>
          </table:table-cell>
        </table:table-row>
      </table:table>
      <text:p text:style-name="P1"/>
      <text:p text:style-name="P4"><text:span text:style-name="T15">2. </text:span><text:bookmark text:name="docs-internal-guid-97fdcc57-7fff-053f-cfe9-23ea2d8bdf93"/><text:span text:style-name="T8">watch &amp; summary 5 points -</text:span><text:a xlink:type="simple" xlink:href="https://www.youtube.com/watch?v=SmE4OwHztCc&amp;ab_channel=JSConf" text:style-name="Internet_20_link" text:visited-style-name="Visited_20_Internet_20_Link"> </text:a><text:a xlink:type="simple" xlink:href="https://www.youtube.com/watch?v=SmE4OwHztCc&amp;ab_channel=JSConf" text:style-name="Internet_20_link" text:visited-style-name="Visited_20_Internet_20_Link"><text:span text:style-name="T10">https://www.youtube.com/watch?v=SmE4OwHztCc&amp;ab_channel=JSConf</text:span></text:a></text:p>
      <text:p text:style-name="P1"/>
      <text:list xml:id="list1611545771" text:style-name="L13">
        <text:list-item>
          <text:p text:style-name="P3">A web browser fetches information from server. It happens in the following steps</text:p>
        </text:list-item>
        <text:list-item>
          <text:p text:style-name="P6">The information is transferred using the Hypertext Transfer Protocol, which defines how text, images and video are transmitted on the web.</text:p>
        </text:list-item>
        <text:list-item>
          <text:p text:style-name="P6">not all browser makers choose to interpret the format in the same way.</text:p>
        </text:list-item>
        <text:list-item>
          <text:p text:style-name="P6">When the web browser fetches data from an internet connected server, it uses a piece of software called a rendering engine to translate that data into text and images. This data is written in HTML</text:p>
        </text:list-item>
        <text:list-item>
          <text:p text:style-name="P5"><text:span text:style-name="T5">Hyperlinks </text:span><text:span text:style-name="T3">allow users to follow a path to other pages or sites on the web. Every webpage, image and video has its own unique </text:span><text:span text:style-name="T7">Uniform Resource Locator</text:span><text:span text:style-name="T3">(URL), which is also known as a web address.</text:span></text:p>
        </text:list-item>
        <text:list-item>
          <text:p text:style-name="P6">When a browser visits a server for data, the web address tells the browser where to look for each item that is described in the html, which then tells the browser where it goes on the web page.</text:p>
        </text:list-item>
      </text:list>
      <text:p text:style-name="P7"/>
      <text:p text:style-name="P8">Note: Question 4 and 5 are study type. So they’ve been omitted here</text:p>
      <text:p text:style-name="P8"/>
      <text:p text:style-name="P11"><text:bookmark text:name="docs-internal-guid-6b134a32-7fff-8fc4-2c36-25b76d938b7d"/><text:span text:style-name="T20">3. </text:span>Execute the below code and write your description in txt file</text:p>
      <text:list xml:id="list1601290102" text:style-name="L14">
        <text:list-item>
          <text:list>
            <text:list-item>
              <text:p text:style-name="P13">typeof(1) <text:s/><text:span text:style-name="T20">number</text:span></text:p>
            </text:list-item>
            <text:list-item>
              <text:p text:style-name="P13">typeof(1.1) <text:s/><text:span text:style-name="T20">number</text:span></text:p>
            </text:list-item>
            <text:list-item>
              <text:p text:style-name="P13">typeof('1.1') <text:span text:style-name="T20">string</text:span></text:p>
            </text:list-item>
            <text:list-item>
              <text:p text:style-name="P13">typeof(true) <text:span text:style-name="T20">boolean</text:span></text:p>
            </text:list-item>
            <text:list-item>
              <text:p text:style-name="P13">typeof(null) <text:span text:style-name="T20">object</text:span></text:p>
            </text:list-item>
            <text:list-item>
              <text:p text:style-name="P13">typeof(undefined) <text:span text:style-name="T20">undefined</text:span></text:p>
            </text:list-item>
            <text:list-item>
              <text:p text:style-name="P13">typeof([]) <text:span text:style-name="T20">object</text:span></text:p>
            </text:list-item>
            <text:list-item>
              <text:p text:style-name="P13">typeof({}) <text:span text:style-name="T20">object</text:span></text:p>
            </text:list-item>
            <text:list-item>
              <text:p text:style-name="P13">typeof(NaN) <text:span text:style-name="T20">number</text:span></text:p>
            </text:list-item>
          </text:list>
        </text:list-item>
      </text:list>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Fira Code" svg:font-family="'Fira Code', 'Droid Sans Mono', monospace, monospace, 'Droid Sans Fallback'"/>
    <style:font-face style:name="Inter" svg:font-family="Inter, X-LocaleSpecific, sans-serif"/>
    <style:font-face style:name="Lohit Devanagari1" svg:font-family="'Lohit Devanagari'"/>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2:03:53.592308738</meta:creation-date>
    <dc:date>2021-11-21T13:07:41.008590766</dc:date>
    <meta:editing-duration>PT6M14S</meta:editing-duration>
    <meta:editing-cycles>1</meta:editing-cycles>
    <meta:document-statistic meta:table-count="1" meta:image-count="0" meta:object-count="0" meta:page-count="1" meta:paragraph-count="31" meta:word-count="422" meta:character-count="2462" meta:non-whitespace-character-count="2091"/>
    <meta:generator>LibreOffice/6.4.7.2$Linux_X86_64 LibreOffice_project/40$Build-2</meta:generator>
  </office:meta>
</office:document-meta>
</file>